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manned aerial vehicles (UAV) are at the forefront of robotics research in the U.S. as well as in other countries such as Croatia. The collaboration between the DASL Lab in the U.S. and the LARICS Lab in Croatia has resulted in the only bleeding edge research of adding dexterous arms to a UAV. I propose to create a UAV that has dexterous arms that are capable of disarming IEDs and land mines. <text:s/>This is mutually beneficial to the U.S. And Croatia.</text:p>
      <text:p text:style-name="Standard"/>
      <text:p text:style-name="Standard">These UAVs are well suited for applications such as diffusing IEDs (U.S. priority) and disarming land-minds (Croatian probity). It is a mutual understanding between Croatia and the U.S. that this is a key technology to be pursued to increase safety of each countries population. <text:s/>I propose to create a MM-UAV that has the dexterity to manipulate the environment via the use of attached <text:s/>arms/manipulators. </text:p>
      <text:p text:style-name="Standard"/>
      <text:p text:style-name="Standard"/>
      <text:p text:style-name="Standard">Upon returning to the U.S. I plan on finding a research faculty or tenure-track</text:p>
      <text:p text:style-name="Standard">position at a university (preferentially in the U.S.). I will continue with my</text:p>
      <text:p text:style-name="Standard">small businesses (2x currently in the works). I plan on becoming a chair of an</text:p>
      <text:p text:style-name="Standard">international robotics conference to increase my visibility. I also plan on</text:p>
      <text:p text:style-name="Standard">continuing collaboration with my local and over seas colleagues including my</text:p>
      <text:p text:style-name="Standard">Croatian and Korea partne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2.35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Lofaro</meta:initial-creator>
    <meta:creation-date>2012-09-17T00:02:50</meta:creation-date>
    <meta:generator>LibreOffice/3.5$Linux_X86_64 LibreOffice_project/350m1$Build-2</meta:generator>
    <dc:date>2012-09-17T00:32:18</dc:date>
    <dc:creator>Daniel Lofaro</dc:creator>
    <meta:editing-duration>PT23M22S</meta:editing-duration>
    <meta:editing-cycles>3</meta:editing-cycles>
    <meta:document-statistic meta:table-count="0" meta:image-count="0" meta:object-count="0" meta:page-count="1" meta:paragraph-count="8" meta:word-count="213" meta:character-count="1276" meta:non-whitespace-character-count="1059"/>
  </office:meta>
</office:document-meta>
</file>